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b75b" officeooo:paragraph-rsid="0009b75b"/>
    </style:style>
    <style:style style:name="P2" style:family="paragraph" style:parent-style-name="Standard">
      <style:paragraph-properties fo:text-align="center" style:justify-single-word="false"/>
      <style:text-properties officeooo:rsid="0009b75b" officeooo:paragraph-rsid="0009b75b"/>
    </style:style>
    <style:style style:name="P3" style:family="paragraph" style:parent-style-name="Standard">
      <style:text-properties officeooo:paragraph-rsid="0009b75b"/>
    </style:style>
    <style:style style:name="P4" style:family="paragraph" style:parent-style-name="Standard">
      <style:text-properties fo:font-style="italic" officeooo:rsid="0009b75b" officeooo:paragraph-rsid="0009b75b" style:font-style-asian="italic" style:font-style-complex="italic"/>
    </style:style>
    <style:style style:name="P5" style:family="paragraph" style:parent-style-name="Standard">
      <style:text-properties fo:font-style="italic" officeooo:rsid="00133549" officeooo:paragraph-rsid="00133549" style:font-style-asian="italic" style:font-style-complex="italic"/>
    </style:style>
    <style:style style:name="P6" style:family="paragraph" style:parent-style-name="Standard">
      <style:text-properties officeooo:paragraph-rsid="000a67eb"/>
    </style:style>
    <style:style style:name="P7" style:family="paragraph" style:parent-style-name="Standard">
      <style:text-properties officeooo:rsid="000a67eb" officeooo:paragraph-rsid="000a67eb"/>
    </style:style>
    <style:style style:name="P8" style:family="paragraph" style:parent-style-name="Standard">
      <style:text-properties officeooo:paragraph-rsid="000ad096"/>
    </style:style>
    <style:style style:name="P9" style:family="paragraph" style:parent-style-name="Standard">
      <style:text-properties officeooo:rsid="000ad096" officeooo:paragraph-rsid="0009b75b"/>
    </style:style>
    <style:style style:name="P10" style:family="paragraph" style:parent-style-name="Standard">
      <style:text-properties officeooo:rsid="000ad096" officeooo:paragraph-rsid="000ad096"/>
    </style:style>
    <style:style style:name="P11" style:family="paragraph" style:parent-style-name="Standard">
      <style:text-properties officeooo:rsid="000ad096" officeooo:paragraph-rsid="000c7c75"/>
    </style:style>
    <style:style style:name="P12" style:family="paragraph" style:parent-style-name="Standard">
      <style:text-properties officeooo:rsid="000e8fa4" officeooo:paragraph-rsid="000e8fa4"/>
    </style:style>
    <style:style style:name="P13" style:family="paragraph" style:parent-style-name="Standard">
      <style:text-properties officeooo:paragraph-rsid="000e8fa4"/>
    </style:style>
    <style:style style:name="P14" style:family="paragraph" style:parent-style-name="Standard">
      <style:text-properties officeooo:rsid="000ec0c5" officeooo:paragraph-rsid="000ec0c5"/>
    </style:style>
    <style:style style:name="P15" style:family="paragraph" style:parent-style-name="Standard">
      <style:text-properties officeooo:rsid="000ec0c5" officeooo:paragraph-rsid="00107515"/>
    </style:style>
    <style:style style:name="P16" style:family="paragraph" style:parent-style-name="Standard">
      <style:text-properties officeooo:rsid="000ec0c5" officeooo:paragraph-rsid="0012580d"/>
    </style:style>
    <style:style style:name="P17" style:family="paragraph" style:parent-style-name="Standard">
      <style:text-properties officeooo:rsid="00107515" officeooo:paragraph-rsid="00107515"/>
    </style:style>
    <style:style style:name="P18" style:family="paragraph" style:parent-style-name="Standard">
      <style:text-properties officeooo:rsid="0012580d" officeooo:paragraph-rsid="0012580d"/>
    </style:style>
    <style:style style:name="P19" style:family="paragraph" style:parent-style-name="Standard">
      <style:text-properties style:text-position="0% 100%" officeooo:rsid="0012580d" officeooo:paragraph-rsid="00133549"/>
    </style:style>
    <style:style style:name="P20" style:family="paragraph" style:parent-style-name="Standard">
      <style:text-properties officeooo:rsid="00133549" officeooo:paragraph-rsid="00133549"/>
    </style:style>
    <style:style style:name="P21" style:family="paragraph" style:parent-style-name="Standard">
      <style:text-properties officeooo:rsid="00140d6f" officeooo:paragraph-rsid="00140d6f"/>
    </style:style>
    <style:style style:name="P22" style:family="paragraph" style:parent-style-name="Standard">
      <style:text-properties officeooo:rsid="0015a535" officeooo:paragraph-rsid="0015a535"/>
    </style:style>
    <style:style style:name="T1" style:family="text">
      <style:text-properties officeooo:rsid="0009b75b"/>
    </style:style>
    <style:style style:name="T2" style:family="text">
      <style:text-properties style:font-name="Courier New"/>
    </style:style>
    <style:style style:name="T3" style:family="text">
      <style:text-properties officeooo:rsid="000a67eb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9b75b"/>
    </style:style>
    <style:style style:name="T6" style:family="text">
      <style:text-properties style:text-position="sub 58%" officeooo:rsid="000ad096"/>
    </style:style>
    <style:style style:name="T7" style:family="text">
      <style:text-properties style:text-position="sub 58%" officeooo:rsid="000c7c75"/>
    </style:style>
    <style:style style:name="T8" style:family="text">
      <style:text-properties style:text-position="sub 58%" officeooo:rsid="00133549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9b75b"/>
    </style:style>
    <style:style style:name="T11" style:family="text">
      <style:text-properties style:text-position="0% 100%" officeooo:rsid="000ad096"/>
    </style:style>
    <style:style style:name="T12" style:family="text">
      <style:text-properties style:text-position="0% 100%" officeooo:rsid="000c7c75"/>
    </style:style>
    <style:style style:name="T13" style:family="text">
      <style:text-properties style:text-position="0% 100%" officeooo:rsid="000cb597"/>
    </style:style>
    <style:style style:name="T14" style:family="text">
      <style:text-properties style:text-position="0% 100%" style:font-name="Courier New"/>
    </style:style>
    <style:style style:name="T15" style:family="text">
      <style:text-properties style:text-position="0% 100%" officeooo:rsid="00107515"/>
    </style:style>
    <style:style style:name="T16" style:family="text">
      <style:text-properties style:text-position="0% 100%" officeooo:rsid="0012580d"/>
    </style:style>
    <style:style style:name="T17" style:family="text">
      <style:text-properties style:text-position="0% 100%" officeooo:rsid="00133549"/>
    </style:style>
    <style:style style:name="T18" style:family="text">
      <style:text-properties style:text-position="0% 100%" officeooo:rsid="00140d6f"/>
    </style:style>
    <style:style style:name="T19" style:family="text">
      <style:text-properties style:text-position="0% 100%" fo:font-size="8pt" style:font-size-asian="8pt" style:font-size-complex="8pt"/>
    </style:style>
    <style:style style:name="T20" style:family="text">
      <style:text-properties style:text-position="0% 100%" officeooo:rsid="0015a535"/>
    </style:style>
    <style:style style:name="T21" style:family="text">
      <style:text-properties style:text-position="0% 100%" officeooo:rsid="0015a7ec"/>
    </style:style>
    <style:style style:name="T22" style:family="text">
      <style:text-properties officeooo:rsid="000ad096"/>
    </style:style>
    <style:style style:name="T23" style:family="text">
      <style:text-properties officeooo:rsid="000c7c75"/>
    </style:style>
    <style:style style:name="T24" style:family="text">
      <style:text-properties officeooo:rsid="00133549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09b75b"/>
    </style:style>
    <style:style style:name="T27" style:family="text">
      <style:text-properties style:text-position="super 58%" officeooo:rsid="000ad096"/>
    </style:style>
    <style:style style:name="T28" style:family="text">
      <style:text-properties style:text-position="super 58%" officeooo:rsid="00140d6f"/>
    </style:style>
    <style:style style:name="T29" style:family="text">
      <style:text-properties officeooo:rsid="0015a5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sociativity as <text:span text:style-name="T1">Asymmetric</text:span> Path<text:span text:style-name="T3">s</text:span></text:p>
      <text:p text:style-name="P2">by Sven Nilsen, 2019</text:p>
      <text:p text:style-name="Standard"/>
      <text:p text:style-name="P4">In this paper I show that associativity can be expressed as <text:span text:style-name="T24">one of two</text:span> asymmetric path<text:span text:style-name="T3">s</text:span>.</text:p>
      <text:p text:style-name="P5">The two asymmetric paths are provable from each other.</text:p>
      <text:p text:style-name="P1"/>
      <text:p text:style-name="P7">Associativity<text:span text:style-name="T25"><text:reference-ref text:reference-format="text" text:ref-name="1">[1]</text:reference-ref></text:span> of a binary operator `op` can be expressed in first-order logic<text:span text:style-name="T25"><text:reference-ref text:reference-format="text" text:ref-name="2">[2]</text:reference-ref></text:span> as:</text:p>
      <text:p text:style-name="P1"/>
      <text:p text:style-name="P6"><text:span text:style-name="T2">∵</text:span><text:tab/>∀ <text:span text:style-name="T3">x, y, z { op(op(x, y), z) = op(x, op(y, z)) }</text:span></text:p>
      <text:p text:style-name="P6"/>
      <text:p text:style-name="P6"><text:span text:style-name="T2">∵</text:span><text:tab/><text:span text:style-name="T1">op : T ⨯ T → T</text:span></text:p>
      <text:p text:style-name="P6"/>
      <text:p text:style-name="P7">In Category Theory<text:span text:style-name="T25"><text:reference-ref text:reference-format="text" text:ref-name="3">[3]</text:reference-ref></text:span>, it is common to lift this into an equation of functional extensional equality<text:span text:style-name="T25"><text:reference-ref text:reference-format="text" text:ref-name="4">[4]</text:reference-ref></text:span>:</text:p>
      <text:p text:style-name="P6"/>
      <text:p text:style-name="P6"><text:span text:style-name="T2">∵</text:span><text:tab/><text:span text:style-name="T1">op · (op ⨯ id</text:span><text:span text:style-name="T5">T</text:span><text:span text:style-name="T1">) &lt;=&gt; op · (id</text:span><text:span text:style-name="T5">T</text:span><text:span text:style-name="T1"> ⨯ op)</text:span></text:p>
      <text:p text:style-name="P6"/>
      <text:p text:style-name="P6"><text:span text:style-name="T2">∵</text:span><text:tab/><text:span text:style-name="T1">id</text:span><text:span text:style-name="T5">T</text:span><text:span text:style-name="T1"> : T → T<text:tab/><text:tab/><text:tab/>The identity function</text:span><text:span text:style-name="T26"><text:reference-ref text:reference-format="text" text:ref-name="5">[5]</text:reference-ref></text:span></text:p>
      <text:p text:style-name="P6"/>
      <text:p text:style-name="P7">Here, `<text:span text:style-name="T1">·</text:span>` means function composition<text:span text:style-name="T25"><text:reference-ref text:reference-format="text" text:ref-name="6">[6]</text:reference-ref></text:span> and `<text:span text:style-name="T1">⨯</text:span>` means Cartesian product<text:span text:style-name="T25"><text:reference-ref text:reference-format="text" text:ref-name="7">[7]</text:reference-ref></text:span>.</text:p>
      <text:p text:style-name="Standard"/>
      <text:p text:style-name="P7">In Path Semantics<text:span text:style-name="T25"><text:reference-ref text:reference-format="text" text:ref-name="8">[8]</text:reference-ref></text:span>, one can <text:span text:style-name="T22">express associativity as one of two equivalent asymmetric paths</text:span><text:span text:style-name="T27"><text:reference-ref text:reference-format="text" text:ref-name="9">[9]</text:reference-ref></text:span><text:span text:style-name="T22">:</text:span></text:p>
      <text:p text:style-name="Standard"/>
      <text:p text:style-name="P8"><text:span text:style-name="T2">∵</text:span><text:tab/><text:span text:style-name="T11">(op </text:span><text:span text:style-name="T10">⨯ </text:span><text:span text:style-name="T11">id</text:span><text:span text:style-name="T6">T</text:span><text:span text:style-name="T11">)</text:span><text:span text:style-name="T1">[id</text:span><text:span text:style-name="T5">T</text:span><text:span text:style-name="T1"> ⨯ op → op] &lt;=&gt; op</text:span></text:p>
      <text:p text:style-name="P8"><text:span text:style-name="T2">∵</text:span><text:tab/><text:span text:style-name="T11">(</text:span><text:span text:style-name="T10">id</text:span><text:span text:style-name="T5">T</text:span><text:span text:style-name="T10"> ⨯ op</text:span><text:span text:style-name="T11">)</text:span><text:span text:style-name="T1">[op ⨯ id</text:span><text:span text:style-name="T5">T</text:span><text:span text:style-name="T1"> → op] &lt;=&gt; op</text:span></text:p>
      <text:p text:style-name="Standard"/>
      <text:p text:style-name="P13"><text:span text:style-name="T2">∴</text:span><text:tab/><text:span text:style-name="T1">op ⨯ id</text:span><text:span text:style-name="T5">T</text:span><text:span text:style-name="T1"> : T ⨯ T ⨯ T → T ⨯ T<text:tab/><text:tab/>cheating with a bit syntax sugar `(T ⨯ T) ⨯ T ~= T ⨯ T ⨯ T`</text:span></text:p>
      <text:p text:style-name="P13"><text:span text:style-name="T2">∴</text:span><text:tab/><text:span text:style-name="T10">id</text:span><text:span text:style-name="T5">T</text:span><text:span text:style-name="T10"> ⨯ op</text:span><text:span text:style-name="T1"> : T ⨯ T ⨯ T → T ⨯ T<text:tab/><text:tab/>cheating with a bit syntax sugar `T ⨯ (T ⨯ T) ~= T ⨯ T ⨯ T`</text:span></text:p>
      <text:p text:style-name="P3"/>
      <text:p text:style-name="P12"/>
      <text:p text:style-name="P12">When not cheating with a bit syntax sugar, the types are:</text:p>
      <text:p text:style-name="P3"/>
      <text:p text:style-name="P13"><text:span text:style-name="T2">∴</text:span><text:tab/><text:span text:style-name="T1">op ⨯ id</text:span><text:span text:style-name="T5">T</text:span><text:span text:style-name="T1"> : (T ⨯ T) ⨯ T → T ⨯ T</text:span></text:p>
      <text:p text:style-name="P13"><text:span text:style-name="T2">∴</text:span><text:tab/><text:span text:style-name="T10">id</text:span><text:span text:style-name="T5">T</text:span><text:span text:style-name="T10"> ⨯ op</text:span><text:span text:style-name="T1"> : T ⨯ (T ⨯ T) → T ⨯ T</text:span></text:p>
      <text:p text:style-name="P3"/>
      <text:p text:style-name="P12">Cartesian products are not necessarily associative in all languages, but almost associative:</text:p>
      <text:p text:style-name="P12"/>
      <text:p text:style-name="P12"><text:tab/><text:span text:style-name="T22">(T ⨯ T) ⨯ T ~= T ⨯ (T ⨯ T)</text:span></text:p>
      <text:p text:style-name="P9"/>
      <text:p text:style-name="P10">This means that these two forms are equivalent, but not necessary equal.</text:p>
      <text:p text:style-name="P10"><text:span text:style-name="T29">Equivalence means t</text:span>here exists a function that turns one into another:</text:p>
      <text:p text:style-name="P10"/>
      <text:p text:style-name="P11"><text:span text:style-name="T2">∵</text:span><text:tab/><text:span text:style-name="T23">(fst · fst, (snd · fst, snd)) : </text:span>(<text:span text:style-name="T1">T ⨯ T</text:span>)<text:span text:style-name="T1"> ⨯ T → T ⨯ </text:span>(<text:span text:style-name="T1">T ⨯ T</text:span>)</text:p>
      <text:p text:style-name="P11"><text:span text:style-name="T2">∵</text:span><text:tab/><text:span text:style-name="T23">((fst, fst · snd), snd · snd) : T ⨯ </text:span>(<text:span text:style-name="T1">T ⨯ T</text:span>) →<text:span text:style-name="T23"> </text:span>(<text:span text:style-name="T1">T ⨯ T</text:span>)<text:span text:style-name="T1"> ⨯ T</text:span></text:p>
      <text:p text:style-name="P11"/>
      <text:p text:style-name="P11"><text:span text:style-name="T2">∴</text:span><text:tab/><text:span text:style-name="T23">((fst, fst · snd), snd · snd) · (fst · fst, (snd · fst, snd)) &lt;=&gt; id</text:span><text:span text:style-name="T4">(</text:span><text:span text:style-name="T5">T ⨯ T</text:span><text:span text:style-name="T4">)</text:span><text:span text:style-name="T5"> ⨯ T</text:span></text:p>
      <text:p text:style-name="P11"><text:span text:style-name="T2">∴</text:span><text:tab/><text:span text:style-name="T23">(fst · fst, (snd · fst, snd)) · ((fst, fst · snd), snd · snd) &lt;=&gt; id</text:span><text:span text:style-name="T7">T ⨯ </text:span><text:span text:style-name="T4">(</text:span><text:span text:style-name="T5">T ⨯ T</text:span><text:span text:style-name="T4">)</text:span></text:p>
      <text:p text:style-name="P14"><text:soft-page-break/><text:span text:style-name="T13">T</text:span><text:span text:style-name="T9">he two laws, without cheating with some syntax sugar, would look like this:</text:span></text:p>
      <text:p text:style-name="P14"><text:span text:style-name="T9"/></text:p>
      <text:p text:style-name="P14"><text:span text:style-name="T14">∵</text:span><text:span text:style-name="T9"><text:tab/></text:span><text:span text:style-name="T11">(op </text:span><text:span text:style-name="T10">⨯ </text:span><text:span text:style-name="T11">id</text:span><text:span text:style-name="T6">T</text:span><text:span text:style-name="T11">)</text:span><text:span text:style-name="T9">[</text:span><text:span text:style-name="T12">(fst · fst, (snd · fst, snd))</text:span><text:span text:style-name="T9"> → id]</text:span><text:span text:style-name="T10">[id</text:span><text:span text:style-name="T5">T</text:span><text:span text:style-name="T10"> ⨯ op → op] &lt;=&gt; op</text:span></text:p>
      <text:p text:style-name="P14"><text:span text:style-name="T14">∵</text:span><text:span text:style-name="T9"><text:tab/></text:span><text:span text:style-name="T11">(</text:span><text:span text:style-name="T10">id</text:span><text:span text:style-name="T5">T</text:span><text:span text:style-name="T10"> ⨯ op</text:span><text:span text:style-name="T11">)</text:span><text:span text:style-name="T9">[</text:span><text:span text:style-name="T12">((fst, fst · snd), snd · snd) →</text:span><text:span text:style-name="T9"> id]</text:span><text:span text:style-name="T10">[op ⨯ id</text:span><text:span text:style-name="T5">T</text:span><text:span text:style-name="T10"> → op] &lt;=&gt; op</text:span></text:p>
      <text:p text:style-name="P14"><text:span text:style-name="T10"/></text:p>
      <text:p text:style-name="P14"><text:span text:style-name="T9">This can also be written</text:span><text:span text:style-name="T25"><text:reference-ref text:reference-format="text" text:ref-name="10">[10]</text:reference-ref></text:span><text:span text:style-name="T9">:</text:span></text:p>
      <text:p text:style-name="P14"><text:span text:style-name="T9"/></text:p>
      <text:p text:style-name="P14"><text:span text:style-name="T14">∵</text:span><text:span text:style-name="T9"><text:tab/></text:span><text:span text:style-name="T11">(op </text:span><text:span text:style-name="T10">⨯ </text:span><text:span text:style-name="T11">id</text:span><text:span text:style-name="T6">T</text:span><text:span text:style-name="T11">)</text:span><text:span text:style-name="T9">[(</text:span><text:span text:style-name="T10">id</text:span><text:span text:style-name="T5">T</text:span><text:span text:style-name="T10"> ⨯ op</text:span><text:span text:style-name="T9">) </text:span><text:span text:style-name="T12">·</text:span><text:span text:style-name="T9"> </text:span><text:span text:style-name="T12">(fst · fst, (snd · fst, snd))</text:span><text:span text:style-name="T9"> → op]</text:span><text:span text:style-name="T10"> &lt;=&gt; op</text:span></text:p>
      <text:p text:style-name="P14"><text:span text:style-name="T14">∵</text:span><text:span text:style-name="T9"><text:tab/></text:span><text:span text:style-name="T11">(</text:span><text:span text:style-name="T10">id</text:span><text:span text:style-name="T5">T</text:span><text:span text:style-name="T10"> ⨯ op</text:span><text:span text:style-name="T11">)</text:span><text:span text:style-name="T9">[(</text:span><text:span text:style-name="T10">op ⨯ id</text:span><text:span text:style-name="T5">T</text:span><text:span text:style-name="T9">) </text:span><text:span text:style-name="T12">·</text:span><text:span text:style-name="T9"> </text:span><text:span text:style-name="T12">((fst, fst · snd), snd · snd) →</text:span><text:span text:style-name="T9"> op]</text:span><text:span text:style-name="T10"> &lt;=&gt; op</text:span></text:p>
      <text:p text:style-name="P14"><text:span text:style-name="T10"/></text:p>
      <text:p text:style-name="P14"><text:span text:style-name="T10">T</text:span><text:span text:style-name="T9">he two laws are provable from each other. Considering the following:</text:span></text:p>
      <text:p text:style-name="P14"><text:span text:style-name="T9"/></text:p>
      <text:p text:style-name="P16"><text:span text:style-name="T9"><text:tab/></text:span><text:span text:style-name="T11">(op </text:span><text:span text:style-name="T10">⨯ </text:span><text:span text:style-name="T11">id</text:span><text:span text:style-name="T6">T</text:span><text:span text:style-name="T11">)</text:span><text:span text:style-name="T9">[</text:span><text:span text:style-name="T12">(fst · fst, (snd · fst, snd))</text:span><text:span text:style-name="T9"> → id] : </text:span><text:span text:style-name="T10">T ⨯ </text:span><text:span text:style-name="T11">(</text:span><text:span text:style-name="T10">T ⨯ T</text:span><text:span text:style-name="T11">) →</text:span><text:span text:style-name="T15"> <text:s/></text:span><text:span text:style-name="T10">T ⨯ T</text:span></text:p>
      <text:p text:style-name="P15"><text:span text:style-name="T10"><text:tab/></text:span><text:span text:style-name="T11">(</text:span><text:span text:style-name="T10">id</text:span><text:span text:style-name="T5">T</text:span><text:span text:style-name="T10"> ⨯ op</text:span><text:span text:style-name="T11">)</text:span><text:span text:style-name="T9">[</text:span><text:span text:style-name="T12">((fst, fst · snd), snd · snd) →</text:span><text:span text:style-name="T9"> id] : </text:span><text:span text:style-name="T11">(</text:span><text:span text:style-name="T10">T ⨯ T</text:span><text:span text:style-name="T11">)</text:span><text:span text:style-name="T10"> ⨯ T → T ⨯ T</text:span></text:p>
      <text:p text:style-name="P15"><text:span text:style-name="T10"/></text:p>
      <text:p text:style-name="P17"><text:span text:style-name="T9">Notice that this has the same type as by swapping the arguments:</text:span></text:p>
      <text:p text:style-name="P17"><text:span text:style-name="T9"/></text:p>
      <text:p text:style-name="P15"><text:span text:style-name="T11"><text:tab/></text:span><text:span text:style-name="T10">id</text:span><text:span text:style-name="T5">T</text:span><text:span text:style-name="T10"> ⨯ op : T ⨯ (T ⨯ T) → T ⨯ T</text:span></text:p>
      <text:p text:style-name="P15"><text:span text:style-name="T10"><text:tab/></text:span><text:span text:style-name="T11">op </text:span><text:span text:style-name="T10">⨯ </text:span><text:span text:style-name="T11">id</text:span><text:span text:style-name="T6">T</text:span><text:span text:style-name="T11"> : (</text:span><text:span text:style-name="T10">T ⨯ T</text:span><text:span text:style-name="T11">)</text:span><text:span text:style-name="T10"> ⨯ T → T ⨯ T</text:span></text:p>
      <text:p text:style-name="P15"><text:span text:style-name="T10"/></text:p>
      <text:p text:style-name="P18"><text:span text:style-name="T9">If there are two functions `f</text:span><text:span text:style-name="T4">0</text:span><text:span text:style-name="T9">` and `f</text:span><text:span text:style-name="T4">1</text:span><text:span text:style-name="T9">` of the following types:</text:span></text:p>
      <text:p text:style-name="P18"><text:span text:style-name="T9"/></text:p>
      <text:p text:style-name="P18"><text:span text:style-name="T9"><text:tab/>f</text:span><text:span text:style-name="T4">0</text:span><text:span text:style-name="T9"> : </text:span><text:span text:style-name="T10">T ⨯ (T ⨯ T) → T ⨯ T</text:span></text:p>
      <text:p text:style-name="P18"><text:span text:style-name="T10"><text:tab/></text:span><text:span text:style-name="T9">f</text:span><text:span text:style-name="T4">1</text:span><text:span text:style-name="T9"> : </text:span><text:span text:style-name="T11">(</text:span><text:span text:style-name="T10">T ⨯ T</text:span><text:span text:style-name="T11">)</text:span><text:span text:style-name="T10"> ⨯ T → T ⨯ T</text:span></text:p>
      <text:p text:style-name="P15"><text:span text:style-name="T10"/></text:p>
      <text:p text:style-name="P18"><text:span text:style-name="T10">T</text:span><text:span text:style-name="T9">hen there exists two path function product `g</text:span><text:span text:style-name="T4">01</text:span><text:span text:style-name="T9">` and `g</text:span><text:span text:style-name="T4">10</text:span><text:span text:style-name="T9">` such that:</text:span></text:p>
      <text:p text:style-name="P18"><text:span text:style-name="T9"/></text:p>
      <text:p text:style-name="P18"><text:span text:style-name="T9"><text:tab/>f</text:span><text:span text:style-name="T4">0</text:span><text:span text:style-name="T9">[g</text:span><text:span text:style-name="T4">01</text:span><text:span text:style-name="T9">] &lt;=&gt; f</text:span><text:span text:style-name="T4">1</text:span></text:p>
      <text:p text:style-name="P18"><text:span text:style-name="T9"><text:tab/>f</text:span><text:span text:style-name="T4">1</text:span><text:span text:style-name="T9">[g</text:span><text:span text:style-name="T4">10</text:span><text:span text:style-name="T9">] &lt;=&gt; f</text:span><text:span text:style-name="T4">0</text:span></text:p>
      <text:p text:style-name="P18"><text:span text:style-name="T9"/></text:p>
      <text:p text:style-name="P20"><text:span text:style-name="T20">This works by using the equivalence of Cartesian products. </text:span><text:span text:style-name="T9">The solutions are:</text:span></text:p>
      <text:p text:style-name="P18"><text:span text:style-name="T9"/></text:p>
      <text:p text:style-name="P19"><text:tab/><text:span text:style-name="T24">g</text:span><text:span text:style-name="T8">01</text:span><text:span text:style-name="T24"> &lt;=&gt; ( ((fst, fst · snd), snd · snd) → id )</text:span></text:p>
      <text:p text:style-name="P19"><text:tab/><text:span text:style-name="T24">g</text:span><text:span text:style-name="T8">10</text:span><text:span text:style-name="T24"> &lt;=&gt; ( (fst · fst, (snd · fst, snd)) → id )</text:span></text:p>
      <text:p text:style-name="P15"><text:span text:style-name="T10"/></text:p>
      <text:p text:style-name="P20"><text:span text:style-name="T20">Since these are</text:span><text:span text:style-name="T9"> known to be inverses of each other, </text:span><text:span text:style-name="T20">t</text:span><text:span text:style-name="T9">his proves that swapping the arguments plus the fix for syntax sugar is valid. </text:span><text:span text:style-name="T10">B</text:span><text:span text:style-name="T15">y swapping the argument</text:span><text:span text:style-name="T16">s</text:span><text:span text:style-name="T15"> plus the fix for syntax sugar, the two expressions </text:span><text:span text:style-name="T9">1) and 2) belong to the same group</text:span><text:span text:style-name="T25"><text:reference-ref text:reference-format="text" text:ref-name="11">[11]</text:reference-ref></text:span><text:span text:style-name="T15">:</text:span></text:p>
      <text:p text:style-name="P17"><text:span text:style-name="T9"/></text:p>
      <text:p text:style-name="P15"><text:span text:style-name="T10"><text:tab/></text:span><text:span text:style-name="T11">(op </text:span><text:span text:style-name="T10">⨯ </text:span><text:span text:style-name="T11">id</text:span><text:span text:style-name="T6">T</text:span><text:span text:style-name="T11">)</text:span><text:span text:style-name="T9">[(</text:span><text:span text:style-name="T10">id</text:span><text:span text:style-name="T5">T</text:span><text:span text:style-name="T10"> ⨯ op</text:span><text:span text:style-name="T9">) </text:span><text:span text:style-name="T12">·</text:span><text:span text:style-name="T9"> </text:span><text:span text:style-name="T12">(fst · fst, (snd · fst, snd))</text:span><text:span text:style-name="T9"> → op]<text:tab/><text:tab/></text:span><text:span text:style-name="T17">(1)</text:span></text:p>
      <text:p text:style-name="P15"><text:span text:style-name="T9"><text:tab/></text:span><text:span text:style-name="T11">(</text:span><text:span text:style-name="T10">id</text:span><text:span text:style-name="T5">T</text:span><text:span text:style-name="T10"> ⨯ op</text:span><text:span text:style-name="T11">)</text:span><text:span text:style-name="T9">[(</text:span><text:span text:style-name="T10">op ⨯ id</text:span><text:span text:style-name="T5">T</text:span><text:span text:style-name="T9">) </text:span><text:span text:style-name="T12">·</text:span><text:span text:style-name="T9"> </text:span><text:span text:style-name="T12">((fst, fst · snd), snd · snd) →</text:span><text:span text:style-name="T9"> op]<text:tab/><text:tab/></text:span><text:span text:style-name="T17">(2)</text:span></text:p>
      <text:p text:style-name="P15"><text:span text:style-name="T10"/></text:p>
      <text:p text:style-name="P16"><text:span text:style-name="T10"><text:tab/></text:span><text:span text:style-name="T11">op </text:span><text:span text:style-name="T10">⨯ </text:span><text:span text:style-name="T11">id</text:span><text:span text:style-name="T6">T</text:span><text:span text:style-name="T11"> </text:span><text:span text:style-name="T16">&lt;=&gt; </text:span><text:span text:style-name="T10">id</text:span><text:span text:style-name="T5">T</text:span><text:span text:style-name="T10"> ⨯ op</text:span></text:p>
      <text:p text:style-name="P15"><text:span text:style-name="T15"><text:tab/></text:span><text:span text:style-name="T12">(fst · fst, (snd · fst, snd)) </text:span><text:span text:style-name="T15">&lt;=&gt; </text:span><text:span text:style-name="T12">((fst, fst · snd), snd · snd)</text:span></text:p>
      <text:p text:style-name="P15"><text:span text:style-name="T12"/></text:p>
      <text:p text:style-name="P18"><text:span text:style-name="T12">T</text:span><text:span text:style-name="T9">he combination of these </text:span><text:span text:style-name="T18">s</text:span><text:span text:style-name="T9">wap operations is structure preserving </text:span><text:span text:style-name="T18">from the axioms of group theory</text:span><text:span text:style-name="T28"><text:reference-ref text:reference-format="text" text:ref-name="11">[11]</text:reference-ref></text:span><text:span text:style-name="T9"> and correct assuming that the asymmetric path exists. Since the asymmetric path is `</text:span><text:span text:style-name="T10">op</text:span><text:span text:style-name="T9">` </text:span><text:span text:style-name="T21">when `op` is associative</text:span><text:span text:style-name="T9">, the asymmetric path exists and therefore the </text:span><text:span text:style-name="T17">two laws are isomorphic.</text:span></text:p>
      <text:h text:style-name="Heading_20_3" text:outline-level="3"><text:soft-page-break/><text:span text:style-name="T17">R</text:span><text:span text:style-name="T9">eferences:</text:span></text:h>
      <text:p text:style-name="P21"><text:span text:style-name="T9"/></text:p>
      <text:p text:style-name="P21"><text:reference-mark-start text:name="1"/><text:span text:style-name="T9">[1]</text:span><text:reference-mark-end text:name="1"/><text:span text:style-name="T9"><text:tab/>“Associative property”</text:span></text:p>
      <text:p text:style-name="P21"><text:span text:style-name="T9"><text:tab/>Wikipedia</text:span></text:p>
      <text:p text:style-name="P21"><text:span text:style-name="T9"><text:tab/></text:span><text:a xlink:type="simple" xlink:href="https://en.wikipedia.org/wiki/Associative_property" text:style-name="Internet_20_link" text:visited-style-name="Visited_20_Internet_20_Link"><text:span text:style-name="T19">https://en.wikipedia.org/wiki/Associative_property</text:span></text:a></text:p>
      <text:p text:style-name="P21"><text:span text:style-name="T9"/></text:p>
      <text:p text:style-name="P21"><text:reference-mark-start text:name="2"/><text:span text:style-name="T9">[2]</text:span><text:reference-mark-end text:name="2"/><text:span text:style-name="T9"><text:tab/>“First-order logic”</text:span></text:p>
      <text:p text:style-name="P21"><text:span text:style-name="T9"><text:tab/>Wikipedia</text:span></text:p>
      <text:p text:style-name="P21"><text:span text:style-name="T9"><text:tab/></text:span><text:a xlink:type="simple" xlink:href="https://en.wikipedia.org/wiki/First-order_logic" text:style-name="Internet_20_link" text:visited-style-name="Visited_20_Internet_20_Link"><text:span text:style-name="T19">https://en.wikipedia.org/wiki/First-order_logic</text:span></text:a></text:p>
      <text:p text:style-name="P21"><text:span text:style-name="T9"/></text:p>
      <text:p text:style-name="P21"><text:reference-mark-start text:name="3"/><text:span text:style-name="T9">[3]</text:span><text:reference-mark-end text:name="3"/><text:span text:style-name="T9"><text:tab/>“Category theory”</text:span></text:p>
      <text:p text:style-name="P21"><text:span text:style-name="T9"><text:tab/>Wikipedia</text:span></text:p>
      <text:p text:style-name="P21"><text:span text:style-name="T9"><text:tab/></text:span><text:a xlink:type="simple" xlink:href="https://en.wikipedia.org/wiki/Category_theory" text:style-name="Internet_20_link" text:visited-style-name="Visited_20_Internet_20_Link"><text:span text:style-name="T19">https://en.wikipedia.org/wiki/Category_theory</text:span></text:a></text:p>
      <text:p text:style-name="P21"><text:span text:style-name="T9"/></text:p>
      <text:p text:style-name="P21"><text:reference-mark-start text:name="4"/><text:span text:style-name="T9">[4]</text:span><text:reference-mark-end text:name="4"/><text:span text:style-name="T9"><text:tab/>“Extensionality”</text:span></text:p>
      <text:p text:style-name="P21"><text:span text:style-name="T9"><text:tab/>Wikipedia</text:span></text:p>
      <text:p text:style-name="P21"><text:span text:style-name="T9"><text:tab/></text:span><text:a xlink:type="simple" xlink:href="https://en.wikipedia.org/wiki/Extensionality" text:style-name="Internet_20_link" text:visited-style-name="Visited_20_Internet_20_Link"><text:span text:style-name="T19">https://en.wikipedia.org/wiki/Extensionality</text:span></text:a></text:p>
      <text:p text:style-name="P21"><text:span text:style-name="T9"/></text:p>
      <text:p text:style-name="P21"><text:reference-mark-start text:name="5"/><text:span text:style-name="T9">[5]</text:span><text:reference-mark-end text:name="5"/><text:span text:style-name="T9"><text:tab/>“Standard Dictionary for Path Semantics – Alphabetic List of Functions”</text:span></text:p>
      <text:p text:style-name="P21"><text:span text:style-name="T9"><text:tab/>Sven Nilsen, 2017</text:span></text:p>
      <text:p text:style-name="P21"><text:span text:style-name="T9"><text:tab/></text:span><text:a xlink:type="simple" xlink:href="https://github.com/advancedresearch/path_semantics/blob/master/papers-wip/alphabetic-list-of-functions.pdf" text:style-name="Internet_20_link" text:visited-style-name="Visited_20_Internet_20_Link"><text:span text:style-name="T19">https://github.com/advancedresearch/path_semantics/blob/master/papers-wip/alphabetic-list-of-functions.pdf</text:span></text:a></text:p>
      <text:p text:style-name="P21"><text:span text:style-name="T9"/></text:p>
      <text:p text:style-name="P21"><text:reference-mark-start text:name="6"/><text:span text:style-name="T9">[6]</text:span><text:reference-mark-end text:name="6"/><text:span text:style-name="T9"><text:tab/>“Function composition”</text:span></text:p>
      <text:p text:style-name="P21"><text:span text:style-name="T9"><text:tab/>Wikipedia</text:span></text:p>
      <text:p text:style-name="P21"><text:span text:style-name="T9"><text:tab/></text:span><text:a xlink:type="simple" xlink:href="https://en.wikipedia.org/wiki/Function_composition" text:style-name="Internet_20_link" text:visited-style-name="Visited_20_Internet_20_Link"><text:span text:style-name="T19">https://en.wikipedia.org/wiki/Function_composition</text:span></text:a></text:p>
      <text:p text:style-name="P21"><text:span text:style-name="T9"/></text:p>
      <text:p text:style-name="P22"><text:reference-mark-start text:name="7"/><text:span text:style-name="T9">[7]</text:span><text:reference-mark-end text:name="7"/><text:span text:style-name="T9"><text:tab/>“Cartesian product”</text:span></text:p>
      <text:p text:style-name="P22"><text:span text:style-name="T9"><text:tab/>Wikipedia</text:span></text:p>
      <text:p text:style-name="P22"><text:span text:style-name="T9"><text:tab/></text:span><text:a xlink:type="simple" xlink:href="https://en.wikipedia.org/wiki/Cartesian_product" text:style-name="Internet_20_link" text:visited-style-name="Visited_20_Internet_20_Link"><text:span text:style-name="T19">https://en.wikipedia.org/wiki/Cartesian_product</text:span></text:a></text:p>
      <text:p text:style-name="P22"><text:span text:style-name="T9"/></text:p>
      <text:p text:style-name="P22"><text:reference-mark-start text:name="8"/><text:span text:style-name="T9">[8]</text:span><text:reference-mark-end text:name="8"/><text:span text:style-name="T9"><text:tab/>“Path Semantics”</text:span></text:p>
      <text:p text:style-name="P22"><text:span text:style-name="T9"><text:tab/>Sven Nilsen, 2016-2019</text:span></text:p>
      <text:p text:style-name="P22"><text:span text:style-name="T9"><text:tab/></text:span><text:a xlink:type="simple" xlink:href="https://github.com/advancedresearch/path_semantics/blob/master/papers-wip/path-semantics.pdf" text:style-name="Internet_20_link" text:visited-style-name="Visited_20_Internet_20_Link"><text:span text:style-name="T19">https://github.com/advancedresearch/path_semantics/blob/master/papers-wip/path-semantics.pdf</text:span></text:a></text:p>
      <text:p text:style-name="P22"><text:span text:style-name="T9"/></text:p>
      <text:p text:style-name="P22"><text:reference-mark-start text:name="9"/><text:span text:style-name="T9">[9]</text:span><text:reference-mark-end text:name="9"/><text:span text:style-name="T9"><text:tab/>“Algebraic Notation for Asymmetric Paths”</text:span></text:p>
      <text:p text:style-name="P22"><text:span text:style-name="T9"><text:tab/>Sven Nilsen, 2017</text:span></text:p>
      <text:p text:style-name="P22"><text:span text:style-name="T9"><text:tab/></text:span><text:a xlink:type="simple" xlink:href="https://github.com/advancedresearch/path_semantics/blob/master/papers-wip/algebraic-notation-for-asymmetric-paths.pdf" text:style-name="Internet_20_link" text:visited-style-name="Visited_20_Internet_20_Link"><text:span text:style-name="T19">https://github.com/advancedresearch/path_semantics/blob/master/papers-wip/algebraic-notation-for-asymmetric-paths.pdf</text:span></text:a></text:p>
      <text:p text:style-name="P22"><text:span text:style-name="T9"/></text:p>
      <text:p text:style-name="P22"><text:reference-mark-start text:name="10"/><text:span text:style-name="T9">[10]</text:span><text:reference-mark-end text:name="10"/><text:span text:style-name="T9"><text:tab/>“Merging of Path Generators”</text:span></text:p>
      <text:p text:style-name="P22"><text:span text:style-name="T9"><text:tab/>Sven Nilsen, 2017</text:span></text:p>
      <text:p text:style-name="P22"><text:span text:style-name="T9"><text:tab/></text:span><text:a xlink:type="simple" xlink:href="https://github.com/advancedresearch/path_semantics/blob/master/papers-wip/merging-of-path-generators.pdf" text:style-name="Internet_20_link" text:visited-style-name="Visited_20_Internet_20_Link"><text:span text:style-name="T19">https://github.com/advancedresearch/path_semantics/blob/master/papers-wip/merging-of-path-generators.pdf</text:span></text:a></text:p>
      <text:p text:style-name="P22"><text:span text:style-name="T9"/></text:p>
      <text:p text:style-name="P22"><text:reference-mark-start text:name="11"/><text:span text:style-name="T9">[11]</text:span><text:reference-mark-end text:name="11"/><text:span text:style-name="T9"><text:tab/>“Group theory”</text:span></text:p>
      <text:p text:style-name="P22"><text:span text:style-name="T9"><text:tab/>Wikipedia</text:span></text:p>
      <text:p text:style-name="P22"><text:span text:style-name="T9"><text:tab/></text:span><text:a xlink:type="simple" xlink:href="https://en.wikipedia.org/wiki/Group_theory" text:style-name="Internet_20_link" text:visited-style-name="Visited_20_Internet_20_Link"><text:span text:style-name="T19">https://en.wikipedia.org/wiki/Group_theory</text:span></text:a></text:p>
      <text:p text:style-name="P2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3:42:20.739443000</meta:creation-date>
    <dc:date>2019-09-11T15:50:18.628993000</dc:date>
    <meta:editing-duration>PT34S</meta:editing-duration>
    <meta:editing-cycles>1</meta:editing-cycles>
    <meta:document-statistic meta:table-count="0" meta:image-count="0" meta:object-count="0" meta:page-count="3" meta:paragraph-count="88" meta:word-count="869" meta:character-count="4704" meta:non-whitespace-character-count="3878"/>
    <meta:generator>LibreOffice/5.1.2.2$MacOSX_X86_64 LibreOffice_project/d3bf12ecb743fc0d20e0be0c58ca359301eb705f</meta:generator>
  </office:meta>
</office:document-meta>
</file>